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2" style:family="paragraph" style:parent-style-name="プログラムリスト">
      <style:text-properties style:language-asian="ja" style:country-asian="JP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課題２：お絵かきソフトウェア</text:h>
      <text:h text:style-name="Heading_20_2" text:outline-level="2">プログラムリスト1(paint1.rb)：基本</text:h>
      <text:p text:style-name="プログラムリスト">001: require "dxruby"</text:p>
      <text:p text:style-name="プログラムリスト">002: i = Image.new(640, 480)</text:p>
      <text:p text:style-name="プログラムリスト">003: c = 255</text:p>
      <text:p text:style-name="プログラムリスト">004: r = 1</text:p>
      <text:p text:style-name="プログラムリスト">005: Window.loop do</text:p>
      <text:p text:style-name="プログラムリスト">006: <text:s text:c="2"/>if <text:s/>Input.mouseDown?(M_LBUTTON)</text:p>
      <text:p text:style-name="プログラムリスト">007: <text:s text:c="4"/>x = Input.mousePosX</text:p>
      <text:p text:style-name="プログラムリスト">008: <text:s text:c="4"/>y = Input.mousePosY</text:p>
      <text:p text:style-name="プログラムリスト">009: <text:s text:c="4"/>i.circleFill(x, y, r, [c, c, c])</text:p>
      <text:p text:style-name="プログラムリスト">010: <text:s text:c="2"/>end</text:p>
      <text:p text:style-name="プログラムリスト">011: <text:s text:c="2"/>Window.draw(0, 0, i)</text:p>
      <text:p text:style-name="プログラムリスト">012: end</text:p>
      <text:h text:style-name="Heading_20_2" text:outline-level="2">プログラムリスト2(paint2.rb)：色</text:h>
      <text:p text:style-name="プログラムリスト">001: require "dxruby"</text:p>
      <text:p text:style-name="プログラムリスト">002: i = Image.new(640, 480)</text:p>
      <text:p text:style-name="プログラムリスト">003: c = 255</text:p>
      <text:p text:style-name="プログラムリスト">004: r = 1</text:p>
      <text:p text:style-name="プログラムリスト"><text:span text:style-name="T1">005</text:span>: font = Font.new(32)</text:p>
      <text:p text:style-name="プログラムリスト">006: Window.loop do</text:p>
      <text:p text:style-name="プログラムリスト"><text:span text:style-name="T1">007</text:span>: <text:s text:c="2"/>c -= Input.x</text:p>
      <text:p text:style-name="プログラムリスト"><text:span text:style-name="T1">008</text:span>: <text:s text:c="2"/>c = 255 <text:s/>if <text:s/>c &gt; 255</text:p>
      <text:p text:style-name="プログラムリスト"><text:span text:style-name="T1">009</text:span>: <text:s text:c="2"/>c = 0 <text:s/>if <text:s/>c &lt; 0</text:p>
      <text:p text:style-name="プログラムリスト"><text:span text:style-name="T1">010</text:span>: <text:s text:c="2"/>Window.drawFont(0, 0, "C:#{c}", font)</text:p>
      <text:p text:style-name="プログラムリスト">011: <text:s text:c="2"/>if <text:s/>Input.mouseDown?(M_LBUTTON)</text:p>
      <text:p text:style-name="プログラムリスト">012: <text:s text:c="4"/>x = Input.mousePosX</text:p>
      <text:p text:style-name="プログラムリスト">013: <text:s text:c="4"/>y = Input.mousePosY</text:p>
      <text:p text:style-name="プログラムリスト">014: <text:s text:c="4"/>i.circleFill(x, y, r, [c, c, c])</text:p>
      <text:p text:style-name="プログラムリスト">015: <text:s text:c="2"/>end</text:p>
      <text:p text:style-name="プログラムリスト">016: <text:s text:c="2"/>Window.draw(0, 0, i)</text:p>
      <text:p text:style-name="プログラムリスト">017: end</text:p>
      <text:h text:style-name="Heading_20_2" text:outline-level="2">プログラムリスト3(paint3.rb)：太さ</text:h>
      <text:p text:style-name="プログラムリスト">001: require "dxruby"</text:p>
      <text:p text:style-name="プログラムリスト">002: i = Image.new(640, 480)</text:p>
      <text:p text:style-name="プログラムリスト">003: c = 255</text:p>
      <text:p text:style-name="プログラムリスト">004: r = 1</text:p>
      <text:p text:style-name="プログラムリスト">005: font = Font.new(32)</text:p>
      <text:p text:style-name="プログラムリスト">006: Window.loop do</text:p>
      <text:p text:style-name="プログラムリスト">007: <text:s text:c="2"/>c -= Input.x</text:p>
      <text:p text:style-name="プログラムリスト">008: <text:s text:c="2"/>c = 255 <text:s/>if <text:s/>c &gt; 255</text:p>
      <text:p text:style-name="プログラムリスト">009: <text:s text:c="2"/>c = 0 <text:s/>if <text:s/>c &lt; 0</text:p>
      <text:p text:style-name="プログラムリスト"><text:span text:style-name="T1">010</text:span>: <text:s text:c="2"/>r -= Input.y</text:p>
      <text:p text:style-name="プログラムリスト"><text:span text:style-name="T1">011</text:span>: <text:s text:c="2"/>r = 20 <text:s/>if <text:s/>r &gt; 20</text:p>
      <text:p text:style-name="プログラムリスト"><text:span text:style-name="T1">012</text:span>: <text:s text:c="2"/>r = 1 <text:s/>if <text:s/>r &lt; 1</text:p>
      <text:p text:style-name="プログラムリスト"><text:span text:style-name="T1">013</text:span>: <text:s text:c="2"/>Window.drawFont(0, 0, "C:#{c} R:#{r}", font)</text:p>
      <text:p text:style-name="プログラムリスト">014: <text:s text:c="2"/>if <text:s/>Input.mouseDown?(M_LBUTTON)</text:p>
      <text:p text:style-name="プログラムリスト">015: <text:s text:c="4"/>x = Input.mousePosX</text:p>
      <text:p text:style-name="プログラムリスト">016: <text:s text:c="4"/>y = Input.mousePosY</text:p>
      <text:p text:style-name="プログラムリスト">017: <text:s text:c="4"/>i.circleFill(x, y, r, [c, c, c])</text:p>
      <text:p text:style-name="プログラムリスト">018: <text:s text:c="2"/>end</text:p>
      <text:p text:style-name="プログラムリスト">019: <text:s text:c="2"/>Window.draw(0, 0, i)</text:p>
      <text:p text:style-name="P2">020: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-left="1cm" fo:margin-right="0cm" fo:text-indent="0cm" style:auto-text-indent="false"/>
      <style:text-properties style:font-name="ＭＳ ゴシック" fo:font-size="9pt" style:font-name-asian="ＭＳ ゴシック" style:font-size-asian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中学生Ruby教室／松江市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9-01-21T21:56:37</meta:creation-date>
    <dc:date>2011-09-05T10:01:32</dc:date>
    <meta:editing-cycles>11</meta:editing-cycles>
    <meta:editing-duration>PT42M23S</meta:editing-duration>
    <meta:document-statistic meta:table-count="0" meta:image-count="0" meta:object-count="0" meta:page-count="1" meta:paragraph-count="54" meta:word-count="237" meta:character-count="1253"/>
    <meta:user-defined meta:name="Info 1"/>
    <meta:user-defined meta:name="Info 2"/>
    <meta:user-defined meta:name="Info 3"/>
    <meta:user-defined meta:name="Info 4"/>
  </office:meta>
</office:document-meta>
</file>